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-Black" svg:font-family="Frutiger-Black"/>
    <style:font-face style:name="F" svg:font-family="" style:font-family-generic="roman"/>
    <style:font-face style:name="Verdana" svg:font-family="Verdana, 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ext-properties style:font-name="Liberation Sans" fo:font-size="9pt" style:font-size-asian="9pt" style:font-size-complex="9pt"/>
    </style:style>
    <style:style style:name="ce6" style:family="table-cell" style:parent-style-name="Defaul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ext-properties fo:color="#231f20" style:font-name="Liberation Sans" fo:font-size="9pt" fo:font-weight="bold" style:font-name-asian="Frutiger-Black" style:font-size-asian="9pt" style:font-weight-asian="bold" style:font-name-complex="Frutiger-Black" style:font-size-complex="9pt" style:font-weight-complex="bold"/>
    </style:style>
    <style:style style:name="ce8" style:family="table-cell" style:parent-style-name="Default">
      <style:text-properties fo:color="#000000" style:font-name="Liberation Sans" fo:font-size="9pt" style:font-name-asian="Verdana" style:font-size-asian="9pt" style:font-name-complex="Verdana" style:font-size-complex="9pt"/>
    </style:style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font-name="Liberation Sans" fo:font-size="9pt" fo:language="none" fo:country="none" style:font-name-asian="Verdana" style:font-size-asian="9pt" style:language-asian="none" style:country-asian="none" style:font-name-complex="Verdana" style:font-size-complex="9pt" style:language-complex="none" style:country-complex="none"/>
    </style:style>
    <style:style style:name="ce11" style:family="table-cell" style:parent-style-name="Default">
      <style:text-properties style:font-name="Liberation Sans" fo:font-size="9pt" fo:language="none" fo:country="none" style:font-name-asian="Segoe UI" style:font-size-asian="9pt" style:language-asian="none" style:country-asian="none" style:font-name-complex="Tahoma" style:font-size-complex="9pt" style:language-complex="none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Verdana;Verdana" fo:font-size="9pt" style:font-name-asian="Verdana;Verdana" style:font-name-complex="Verdana;Verdana" style:font-size-asian="9pt" style:font-size-complex="9pt" fo:font-weight="bold" style:font-weight-asian="bold" style:font-weight-complex="bold"/>
    </style:style>
    <style:style style:name="T4" style:family="text">
      <style:text-properties fo:color="#000000" style:font-name="Verdana;Verdana" fo:font-size="9pt" style:font-name-asian="Verdana;Verdana" style:font-name-complex="Verdana;Verdana" style:font-size-asian="9pt" style:font-size-complex="9pt"/>
    </style:style>
    <style:style style:name="T5" style:family="text">
      <style:text-properties fo:color="#000000" style:font-name="Verdana;Verdana" fo:font-size="9pt" style:font-name-asian="Verdana;Verdana" style:font-name-complex="Verdana;Verdana" style:font-size-asian="9pt" style:font-size-complex="9pt" style:text-underline-style="none" style:text-underline-color="font-color" style:text-line-through-type="none" fo:font-weight="bold" style:font-weight-asian="bold" style:font-weight-complex="bold"/>
    </style:style>
    <style:style style:name="T6" style:family="text">
      <style:text-properties fo:color="#000000" style:font-name="Verdana;Verdana" fo:font-size="9pt" style:font-name-asian="Verdana;Verdana" style:font-name-complex="Verdana;Verdana" style:font-size-asian="9pt" style:font-size-complex="9pt" style:text-underline-style="none" style:text-underline-color="font-color" style:text-line-through-type="none"/>
    </style:style>
    <style:style style:name="T7" style:family="text">
      <style:text-properties style:font-name="" fo:font-size="12pt"/>
    </style:style>
    <style:style style:name="T8" style:family="text">
      <style:text-properties style:font-name-asian="Verdana;Verdana" style:font-name-complex="Verdana;Verdana" style:font-size-asian="9pt" style:font-size-complex="9pt" fo:font-weight="bold" style:font-weight-asian="bold" style:font-weight-complex="bold"/>
    </style:style>
    <style:style style:name="T9" style:family="text">
      <style:text-properties style:font-name-asian="Verdana;Verdana" style:font-name-complex="Verdana;Verdana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1" table:number-columns-repeated="1020" table:default-cell-style-name="ce5"/>
        <table:table-row table:style-name="ro1">
          <table:table-cell table:style-name="ce4" office:value-type="string" calcext:value-type="string">
            <text:p>Pin number</text:p>
          </table:table-cell>
          <table:table-cell table:style-name="ce7" office:value-type="string" calcext:value-type="string">
            <text:p>Pin Name</text:p>
          </table:table-cell>
          <table:table-cell table:style-name="ce4" office:value-type="string" calcext:value-type="string">
            <text:p>Pin type</text:p>
          </table:table-cell>
          <table:table-cell table:style-name="ce4" office:value-type="string" calcext:value-type="string">
            <text:p>Pin Description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CLK 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IFO output clock to master. Configured as 100MHZ/66MHZ.</text:p>
          </table:table-cell>
          <table:table-cell table:number-columns-repeated="102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DATA_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office:value-type="string" calcext:value-type="string">
            <text:p>DATA_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office:value-type="string" calcext:value-type="string">
            <text:p>DATA_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office:value-type="string" calcext:value-type="string">
            <text:p>DATA_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office:value-type="string" calcext:value-type="string">
            <text:p>DATA_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office:value-type="string" calcext:value-type="string">
            <text:p>DATA_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DATA_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office:value-type="string" calcext:value-type="string">
            <text:p>DATA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DATA_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TA_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ATA_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ATA_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TA_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ATA_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TA_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TA_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TA_1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ATA_1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ATA_1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ATA_1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ATA_2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ATA_2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ATA_2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ATA_2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ATA_2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ATA_2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ATA_2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ATA_2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ATA_2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ATA_2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ATA_3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ATA_3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data.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_0</text:p>
          </table:table-cell>
          <table:table-cell office:value-type="string" calcext:value-type="string">
            <text:p>Bidirectional</text:p>
          </table:table-cell>
          <table:table-cell table:style-name="ce8" office:value-type="string" calcext:value-type="string">
            <text:p>Parallel FIFO bus byte enable I/O bit 0.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_1</text:p>
          </table:table-cell>
          <table:table-cell office:value-type="string" calcext:value-type="string">
            <text:p>Bidirectional</text:p>
          </table:table-cell>
          <table:table-cell table:style-name="ce9" office:value-type="string" calcext:value-type="string">
            <text:p>Parallel FIFO bus byte enable I/O bit 1.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_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byte enable I/O bit 2.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_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Parallel FIFO bus byte enable I/O bit 3.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XE_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<text:span text:style-name="T1">245 Synchronous FIFO mode:</text:span> Transmit FIFO empty output signal. Indicating min. 1 byte space available to write.  Only write to FIFO when its low. <text:span text:style-name="T1">Multi-Channel: </text:span>Valid Output signal (Optional)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XF_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<text:span text:style-name="T1">245 Synchronous FIFO mode: </text:span><text:span text:style-name="T2">Receive full</text:span> FIFO output signal. Indicating min. 1 byte of data available to read.  Only read from FIFO when its low. <text:span text:style-name="T1">Multi-Channel: </text:span><text:span text:style-name="T2">Data receiver acknowledge output signal.</text:span>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WU_N</text:p>
          </table:table-cell>
          <table:table-cell office:value-type="string" calcext:value-type="string">
            <text:p>Input</text:p>
          </table:table-cell>
          <table:table-cell table:style-name="ce8" office:value-type="string" calcext:value-type="string">
            <text:p>Reserved. Add external pull up in normal operation.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WR_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<text:span text:style-name="T3">245 Synchronous FIFO mode:</text:span><text:span text:style-name="T4"> Write Enable input signal. </text:span><text:span text:style-name="T5">Multi-Channel FIFO mode:</text:span><text:span text:style-name="T6"> Data Transaction Request input signal.*</text:span><text:span text:style-name="T7">The signal is active low.</text:span>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D_N</text:p>
          </table:table-cell>
          <table:table-cell office:value-type="string" calcext:value-type="string">
            <text:p>Input</text:p>
          </table:table-cell>
          <table:table-cell table:style-name="ce8" office:value-type="string" calcext:value-type="string">
            <text:p><text:span text:style-name="T8">245 Synchronous FIFO mode:</text:span><text:span text:style-name="T9"> Read Enable input signal. The signal is active low.</text:span>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E_N</text:p>
          </table:table-cell>
          <table:table-cell office:value-type="string" calcext:value-type="string">
            <text:p>Input</text:p>
          </table:table-cell>
          <table:table-cell table:style-name="ce8" office:value-type="string" calcext:value-type="string">
            <text:p><text:span text:style-name="T8">245 Synchronous FIFO mode:</text:span><text:span text:style-name="T9"> Data Output Enable input signal. The signal is active low.</text:span>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T_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ip Reset input. Active low.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KEUP_N</text:p>
          </table:table-cell>
          <table:table-cell office:value-type="string" calcext:value-type="string">
            <text:p>Bidirectional</text:p>
          </table:table-cell>
          <table:table-cell table:style-name="ce10" office:value-type="string" calcext:value-type="string">
            <text:p>Suspend/Remote Wakeup pin by default Low when USB is active. High when USB is in suspend. Application can drive this pin low in USB suspend to generate a remote wakeup signal to the USB host.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Not Connected</text:p>
          </table:table-cell>
          <table:table-cell office:value-type="string" calcext:value-type="string">
            <text:p>Do not connect.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Bidirectional</text:p>
          </table:table-cell>
          <table:table-cell table:style-name="ce10" office:value-type="string" calcext:value-type="string">
            <text:p>Configurable GPIO port0.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Bidirectional</text:p>
          </table:table-cell>
          <table:table-cell table:style-name="ce9" office:value-type="string" calcext:value-type="string">
            <text:p>Configurable GPIO port1.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SB BUS power input.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rystal input. (for internal oscillator).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rystal output. (for internal oscillator).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Bidirectional</text:p>
          </table:table-cell>
          <table:table-cell table:style-name="ce10" office:value-type="string" calcext:value-type="string">
            <text:p>High-speed USB differential transceiver (positive).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Bidirectional</text:p>
          </table:table-cell>
          <table:table-cell table:style-name="ce9" office:value-type="string" calcext:value-type="string">
            <text:p>High-speed USB differential transceiver (negative).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REF</text:p>
          </table:table-cell>
          <table:table-cell office:value-type="string" calcext:value-type="string">
            <text:p>Input</text:p>
          </table:table-cell>
          <table:table-cell table:style-name="ce10" office:value-type="string" calcext:value-type="string">
            <text:p>PHY reference resistor input pin. Connect 1.6K Ω 1% resistor to ground, provides reference voltage to USB2 PHY.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DN</text:p>
          </table:table-cell>
          <table:table-cell office:value-type="string" calcext:value-type="string">
            <text:p>Output</text:p>
          </table:table-cell>
          <table:table-cell table:style-name="ce8" office:value-type="string" calcext:value-type="string">
            <text:p>Super Speed USB transmitter differential pair (negative).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DP</text:p>
          </table:table-cell>
          <table:table-cell office:value-type="string" calcext:value-type="string">
            <text:p>Output</text:p>
          </table:table-cell>
          <table:table-cell table:style-name="ce9" office:value-type="string" calcext:value-type="string">
            <text:p>Super Speed USB transmitter differential pair (positive). 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IDN</text:p>
          </table:table-cell>
          <table:table-cell office:value-type="string" calcext:value-type="string">
            <text:p>Input</text:p>
          </table:table-cell>
          <table:table-cell table:style-name="ce10" office:value-type="string" calcext:value-type="string">
            <text:p>Super Speed USB receiver differential pair (negative).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IDP</text:p>
          </table:table-cell>
          <table:table-cell office:value-type="string" calcext:value-type="string">
            <text:p>Input</text:p>
          </table:table-cell>
          <table:table-cell table:style-name="ce9" office:value-type="string" calcext:value-type="string">
            <text:p>Super Speed USB receiver differential pair (positive). 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VCC33</text:p>
          </table:table-cell>
          <table:table-cell office:value-type="string" calcext:value-type="string">
            <text:p>Power</text:p>
          </table:table-cell>
          <table:table-cell table:style-name="ce8" office:value-type="string" calcext:value-type="string">
            <text:p>3.3V power input for chip and internal LDO.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VCC33</text:p>
          </table:table-cell>
          <table:table-cell office:value-type="string" calcext:value-type="string">
            <text:p>Power</text:p>
          </table:table-cell>
          <table:table-cell table:style-name="ce8" office:value-type="string" calcext:value-type="string">
            <text:p>3.3V power input for chip and internal LDO.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VCC33</text:p>
          </table:table-cell>
          <table:table-cell office:value-type="string" calcext:value-type="string">
            <text:p>Power</text:p>
          </table:table-cell>
          <table:table-cell table:style-name="ce8" office:value-type="string" calcext:value-type="string">
            <text:p>3.3V power input for chip and internal LDO.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V10</text:p>
          </table:table-cell>
          <table:table-cell office:value-type="string" calcext:value-type="string">
            <text:p>Output</text:p>
          </table:table-cell>
          <table:table-cell table:style-name="ce10" office:value-type="string" calcext:value-type="string">
            <text:p>1.0V power output from internal LDO. Connecting to VD10 and AVDD, with a 4.7uF cap to ground is recommended.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D10</text:p>
          </table:table-cell>
          <table:table-cell office:value-type="string" calcext:value-type="string">
            <text:p>Power</text:p>
          </table:table-cell>
          <table:table-cell table:style-name="ce11" office:value-type="string" calcext:value-type="string">
            <text:p>1.0V core voltage input.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D10</text:p>
          </table:table-cell>
          <table:table-cell office:value-type="string" calcext:value-type="string">
            <text:p>Power</text:p>
          </table:table-cell>
          <table:table-cell table:style-name="ce11" office:value-type="string" calcext:value-type="string">
            <text:p>1.0V core voltage input.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D10</text:p>
          </table:table-cell>
          <table:table-cell office:value-type="string" calcext:value-type="string">
            <text:p>Power</text:p>
          </table:table-cell>
          <table:table-cell table:style-name="ce11" office:value-type="string" calcext:value-type="string">
            <text:p>1.0V core voltage input.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10</text:p>
          </table:table-cell>
          <table:table-cell office:value-type="string" calcext:value-type="string">
            <text:p>Power</text:p>
          </table:table-cell>
          <table:table-cell table:style-name="ce11" office:value-type="string" calcext:value-type="string">
            <text:p>1.0V core voltage input.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Power</text:p>
          </table:table-cell>
          <table:table-cell table:style-name="ce10" office:value-type="string" calcext:value-type="string">
            <text:p>Power input for I/O block, supports +1.8/+2.5/+3.3V.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Power</text:p>
          </table:table-cell>
          <table:table-cell table:style-name="ce10" office:value-type="string" calcext:value-type="string">
            <text:p>Power input for I/O block, supports +1.8/+2.5/+3.3V.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Power</text:p>
          </table:table-cell>
          <table:table-cell table:style-name="ce10" office:value-type="string" calcext:value-type="string">
            <text:p>Power input for I/O block, supports +1.8/+2.5/+3.3V.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Power</text:p>
          </table:table-cell>
          <table:table-cell table:style-name="ce10" office:value-type="string" calcext:value-type="string">
            <text:p>Power input for I/O block, supports +1.8/+2.5/+3.3V.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style-name="ce10" office:value-type="string" calcext:value-type="string">
            <text:p>+3.3V power input for USB2.0 and USB3.0 PHYs.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DD</text:p>
          </table:table-cell>
          <table:table-cell office:value-type="string" calcext:value-type="string">
            <text:p>Power</text:p>
          </table:table-cell>
          <table:table-cell table:style-name="ce10" office:value-type="string" calcext:value-type="string">
            <text:p>+1.0V power input for PLL.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.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.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.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.</text:p>
          </table:table-cell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-Black" svg:font-family="Frutiger-Black"/>
    <style:font-face style:name="F" svg:font-family="" style:font-family-generic="roman"/>
    <style:font-face style:name="Verdana" svg:font-family="Verdana, 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23:34:34.2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1:51:17.007000000</meta:creation-date>
    <dc:date>2019-01-21T18:07:14.573000000</dc:date>
    <meta:editing-duration>PT1H18M48S</meta:editing-duration>
    <meta:editing-cycles>6</meta:editing-cycles>
    <meta:generator>LibreOffice/5.4.4.2$Windows_X86_64 LibreOffice_project/2524958677847fb3bb44820e40380acbe820f960</meta:generator>
    <meta:document-statistic meta:table-count="1" meta:cell-count="308" meta:object-count="0"/>
  </office:meta>
</office:document-meta>
</file>